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>
      <style:graphic-properties fo:min-height="11.93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r7" style:family="presentation" style:parent-style-name="標準-subtitle">
      <style:graphic-properties draw:fill-color="#ffffff" fo:min-height="16.25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size-asian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37cm" presentation:class="subtitle" presentation:user-transformed="true">
          <draw:text-box>
            <text:p><text:span text:style-name="T1">Bluetooth Low Energy (BLE)</text:span><text:span text:style-name="T1"><text:line-break/></text:span><text:span text:style-name="T1"><text:line-break/></text:span><text:span text:style-name="T1">play with ordinary Linux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Near-field wireless communication</text:p>
              </text:list-item>
              <text:list-item>
                <text:p>1 on 1 communication<text:line-break/>(aimed to replace cable communication)</text:p>
              </text:list-item>
              <text:list-item>
                <text:p>vs Wi-Fi</text:p>
                <text:list>
                  <text:list-item>
                    <text:p>Slow speed (Max : about 2 Mbps)</text:p>
                  </text:list-item>
                  <text:list-item>
                    <text:p>Low Energy</text:p>
                  </text:list-item>
                </text:list>
              </text:list-item>
              <text:list-item>
                <text:p>many profiles</text:p>
                <text:list>
                  <text:list-item>
                    <text:p>they are provided each functions</text:p>
                  </text:list-item>
                  <text:list-item>
                    <text:p>actually, it disturb which become popu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Low Energy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ormerly, it called "WiBree".<text:line-break/>and it has being developed by Nokia.</text:p>
                <text:list>
                  <text:list-item>
                    <text:list>
                      <text:list-item>
                        <text:list>
                          <text:list-item>
                            <text:p><text:a xlink:href="http://www.itmedia.co.jp/news/articles/0706/13/news026.html" xlink:type="simple">http://www.itmedia.co.jp/news/articles/0706/13/news026.html</text:a><text:line-break/>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, it is quite different from<text:line-break/>Bluetooth 3.0 or older ver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Low Energy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eatures</text:p>
                <text:list>
                  <text:list-item>
                    <text:p>Looow Eneeergy !!</text:p>
                  </text:list-item>
                  <text:list-item>
                    <text:p>Slow speed (1.0 Mbps)<text:line-break/></text:p>
                  </text:list-item>
                </text:list>
              </text:list-item>
              <text:list-item>
                <text:p>Supported by</text:p>
                <text:list>
                  <text:list-item>
                    <text:p>iPhone 4S or later</text:p>
                  </text:list-item>
                  <text:list-item>
                    <text:p>Android 4.0 or later (officially)</text:p>
                  </text:list-item>
                  <text:list-item>
                    <text:p>Windows 8 or later (official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item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Hardware<text:line-break/></text:p>
                <text:list>
                  <text:list-item>
                    <text:p>ordinary Linux PC (Raspberry Pi is also OK)<text:line-break/><text:tab/>* "ordinary" == "Ubuntu or Debian" (it's certain)</text:p>
                    <text:list>
                      <text:list-item>
                        <text:p>it required kernel version 3.5.n or later<text:line-break/></text:p>
                      </text:list-item>
                    </text:list>
                  </text:list-item>
                  <text:list-item>
                    <text:p>BLE USB dongle (refer following pages)<text:line-break/></text:p>
                  </text:list-item>
                  <text:list-item>
                    <text:p>Blu-Tag (LBT-VRU01) or other substit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item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ftware<text:line-break/></text:p>
                <text:list>
                  <text:list-item>
                    <text:p>Raspbian (if use Raspberry Pi)</text:p>
                    <text:list>
                      <text:list-item>
                        <text:p>latest version : 2013-09-25<text:line-break/></text:p>
                      </text:list-item>
                    </text:list>
                  </text:list-item>
                  <text:list-item>
                    <text:p>Bluez 5.n</text:p>
                    <text:list>
                      <text:list-item>
                        <text:p>Bluez 5.n supports BLE.</text:p>
                        <text:list>
                          <text:list-item>
                            <text:p>pre-installed Bluez version is maybe 4.n on your Linux PC.</text:p>
                          </text:list-item>
                        </text:list>
                      </text:list-item>
                      <text:list-item>
                        <text:p>latest version : 5.1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LE USB Dongl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lanex BT-Micro4</text:p>
              </text:list-item>
              <text:list-item>
                <text:p>Logitec LBT-UAN04C2BK</text:p>
              </text:list-item>
              <text:list-item>
                <text:p>Sanwa MM-BTUD40</text:p>
              </text:list-item>
              <text:list-item>
                <text:p>GreenHouse <text:span text:style-name="T3">GH-BHDA42</text:span></text:p>
              </text:list-item>
              <text:list-item>
                <text:p><text:span text:style-name="T3">IODATA USB-BT40LE</text:span><text:span text:style-name="T3"><text:line-break/></text:span><text:span text:style-name="T3"><text:line-break/></text:span><text:span text:style-name="T3">maybe exists other produ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day's Goal</text:p>
          </draw:text-box>
        </draw:frame>
        <draw:frame presentation:style-name="pr6" draw:text-style-name="P5" draw:layer="layout" svg:width="24.639cm" svg:height="12.179cm" svg:x="1.4cm" svg:y="4.914cm" presentation:class="subtitle" presentation:user-transformed="true">
          <draw:text-box>
            <text:p text:style-name="P4"><text:span text:style-name="T4">Ring the Blu-Tag</text:span><text:span text:style-name="T4"><text:line-break/></text:span><text:span text:style-name="T4">from Linux P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Pi (Linux PC) behaves as "Central"</text:p>
                <text:list>
                  <text:list-item>
                    <text:p>"Central" likes a Host.<text:line-break/></text:p>
                  </text:list-item>
                </text:list>
              </text:list-item>
              <text:list-item>
                <text:p>Blu-Tag behaves as "Peripheral"</text:p>
                <text:list>
                  <text:list-item>
                    <text:p>"Peripheral" likes a Sla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><text:span text:style-name="T1">HCI command pract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Try</text:p>
                <text:list>
                  <text:list-item>
                    <text:p>$ hciconfig</text:p>
                  </text:list-item>
                  <text:list-item>
                    <text:p>$ hciconfig -a<text:line-break/></text:p>
                  </text:list-item>
                </text:list>
              </text:list-item>
              <text:list-item>
                <text:p>Is shown your PC's BT device information ?</text:p>
              </text:list-item>
              <text:list-item>
                <text:p>If be shown following message</text:p>
                <text:list>
                  <text:list-item>
                    <text:p>HCI Version: 4.0</text:p>
                  </text:list-item>
                  <text:list-item>
                    <text:p>LMP Version: 4.0</text:p>
                  </text:list-item>
                </text:list>
                <text:p>then you don't need BLE dong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 - informations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hci0, hci1, ...</text:p>
                <text:list>
                  <text:list-item>
                    <text:p>likes eth0, eth1, ...<text:line-break/></text:p>
                  </text:list-item>
                </text:list>
              </text:list-item>
              <text:list-item>
                <text:p>Operating or not</text:p>
                <text:list>
                  <text:list-item>
                    <text:p>UP RUNNING</text:p>
                  </text:list-item>
                  <text:list-item>
                    <text:p>DOWN<text:line-break/></text:p>
                  </text:list-item>
                </text:list>
              </text:list-item>
              <text:list-item>
                <text:p>Scanning or not</text:p>
                <text:list>
                  <text:list-item>
                    <text:p>PSCAN<text:tab/>: Page Scan<text:tab/>(scanning as Master)</text:p>
                  </text:list-item>
                  <text:list-item>
                    <text:p>ISCAN<text:tab/>: Inquiry Scan<text:tab/>(scanning as Sla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"hciconfig -a" - informations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Name</text:p>
                <text:list>
                  <text:list-item>
                    <text:p>it show when paring with another BT device.</text:p>
                  </text:list-item>
                  <text:list-item>
                    <text:p>if you don't like this name, you can modify it.<text:line-break/>$ cat /var/lib/bluetooth/[MAC]/config<text:line-break/><text:tab/>name yourpcname<text:line-break/><text:tab/>pairable yes<text:line-break/><text:tab/>class 0x7e0100<text:line-break/>$ sudo vi ...</text:p>
                  </text:list-item>
                </text:list>
              </text:list-item>
              <text:list-item>
                <text:p>Version</text:p>
                <text:list>
                  <text:list-item>
                    <text:p>HCI<text:tab/>: Host Controller Interface</text:p>
                  </text:list-item>
                  <text:list-item>
                    <text:p>LMP<text:tab/>: Link Manager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 - switching BT device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$ hciconfig hci0</text:p>
                <text:list>
                  <text:list-item>
                    <text:p>UP RUNNING PSCAN</text:p>
                  </text:list-item>
                </text:list>
              </text:list-item>
              <text:list-item>
                <text:p>$ sudo hciconfig hci0 noscan</text:p>
                <text:list>
                  <text:list-item>
                    <text:p>UP RUNNING</text:p>
                  </text:list-item>
                </text:list>
              </text:list-item>
              <text:list-item>
                <text:p>$ sudo hciconfig hdi0 down</text:p>
                <text:list>
                  <text:list-item>
                    <text:p>DOWN</text:p>
                  </text:list-item>
                </text:list>
              </text:list-item>
              <text:list-item>
                <text:p>$ sudo hciconfig hdi0 up</text:p>
                <text:list>
                  <text:list-item>
                    <text:p>UP RUNNING P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tool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$ hcitool</text:p>
                <text:list>
                  <text:list-item>
                    <text:p>show options.</text:p>
                  </text:list-item>
                </text:list>
              </text:list-item>
              <text:list-item>
                <text:p>$ hcitool dev</text:p>
                <text:list>
                  <text:list-item>
                    <text:p>show local BT devices</text:p>
                  </text:list-item>
                </text:list>
              </text:list-item>
              <text:list-item>
                <text:p>$ sudo hcitool -i hci0 lescan</text:p>
                <text:list>
                  <text:list-item>
                    <text:p>scan BLE peripheral devices with hci0</text:p>
                  </text:list-item>
                </text:list>
              </text:list-item>
              <text:list-item>
                <text:p>$ sudo hcitool -i hci0 lecc [MAC]</text:p>
                <text:list>
                  <text:list-item>
                    <text:p>connect to BLE peripheral device [MAC]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 text:style-name="P6"><text:span text:style-name="T1">Let's Coo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ert USB Dongle to Linux PC</text:p>
                <text:list>
                  <text:list-item>
                    <text:p>check : lspci, hcitool dev, hciconfig -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 text:style-name="P1"><text:span text:style-name="T1">any Question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 text:style-name="P1"><text:span text:style-name="T1">Thank you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8:06:09</meta:creation-date>
    <dc:date>2013-12-23T02:12:52</dc:date>
    <meta:editing-duration>PT11H23M24S</meta:editing-duration>
    <meta:editing-cycles>159</meta:editing-cycles>
    <meta:generator>LibreOffice/3.5$Linux_X86_64 LibreOffice_project/350m1$Build-2</meta:generator>
    <dc:creator>kei </dc:creator>
    <meta:document-statistic meta:object-count="92"/>
  </office:meta>
</office:document-meta>
</file>